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>
      <style:paragraph-properties fo:text-align="end"/>
    </style:style>
    <style:style style:name="T8" style:parent-style-name="StrongEmphasis" style:family="text">
      <style:text-properties fo:font-weight="normal" style:font-weight-asian="normal" style:font-weight-complex="normal"/>
    </style:style>
    <style:style style:name="T9" style:parent-style-name="StrongEmphasis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10" style:parent-style-name="Títul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Títul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Títul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Títul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Títul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Títul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Títul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Textbody"><text:span text:style-name="StrongEmphasis">Trabajo: Análisis y Configuración de un Sistema Microinformático</text:span></text:p>
      <text:p text:style-name="Textbody"><text:span text:style-name="StrongEmphasis">Objetivos del Trabajo:</text:span></text:p>
      <text:list text:style-name="LFO1" text:continue-numbering="true">
        <text:list-item>
          <text:p text:style-name="P2">Entender y aplicar conocimientos sobre la arquitectura de sistemas informáticos.</text:p>
        </text:list-item>
        <text:list-item>
          <text:p text:style-name="P3">Configurar correctamente un equipo informático y sus<text:s/>periféricos.</text:p>
        </text:list-item>
        <text:list-item>
          <text:p text:style-name="P4">Diagnosticar y solucionar problemas de hardware y software.</text:p>
        </text:list-item>
      </text:list>
      <text:p text:style-name="Textbody"><text:span text:style-name="StrongEmphasis">Instrucciones:</text:span></text:p>
      <text:list text:style-name="LFO2" text:continue-numbering="true">
        <text:list-item>
          <text:p text:style-name="P5"><text:span text:style-name="StrongEmphasis">Parte Teórica:</text:span></text:p>
          <text:list text:continue-numbering="true">
            <text:list-item>
              <text:p text:style-name="P6"><text:span text:style-name="StrongEmphasis">Análisis de Arquitectura de Sistemas (1.1, 1.2, 1.3):</text:span><text:s/>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P7"><text:span text:style-name="StrongEmphasis">Alumno:<text:s/></text:span><text:span text:style-name="T8">Jaume Oliva</text:span></text:p>
      <text:p text:style-name="Textbody"/>
      <text:p text:style-name="Textbody"><text:span text:style-name="T9">Arquitectura y funcionamiento de un ordenador</text:span></text:p>
      <text:p text:style-name="Textbody">La arquitectura de un ordenador personal estándar consta de varios componentes interconectados que trabajan juntos para ejecutar diversas tareas y proporcionar al usuario una experiencia informática satisfactoria.<text:s/></text:p>
      <text:p text:style-name="Textbody">Voy a explicar los diferentes componentes que forman un ordenador y como funcionan entre <text:s/>sí:</text:p>
      <text:h text:style-name="P10" text:outline-level="2">CPU</text:h>
      <text:p text:style-name="Textbody">La CPU es el cerebro del ordenador y realiza cálculos y procesamiento de datos. Ejecuta programas y coordina las operaciones del sistema.</text:p>
      <text:h text:style-name="P11" text:outline-level="2">Memoria RAM</text:h>
      <text:p text:style-name="Textbody">La memoria RAM (Random Access Memory) almacena datos y programas en uso actualmente. Permite un acceso rápido a los datos, lo que acelera el rendimiento del sistema.</text:p>
      <text:h text:style-name="P12" text:outline-level="2">Disco Duro o SSD</text:h>
      <text:p text:style-name="Textbody">El disco duro o SSD (Solid State Drive) almacena datos a largo plazo, como el<text:s/>sistema operativo, programas y archivos del usuario.</text:p>
      <text:h text:style-name="P13" text:outline-level="2">Placa Base (Motherboard)</text:h>
      <text:p text:style-name="Textbody">La placa base conecta todos los componentes del sistema, proporcionando las rutas de comunicación entre la CPU, la RAM, el disco duro y otros dispositivos.</text:p>
      <text:h text:style-name="P14" text:outline-level="2">Tarjeta Gráfica</text:h>
      <text:p text:style-name="Textbody">La tarjeta gráfica controla la representación de imágenes en el monitor. Puede ser integrada en la placa base o una tarjeta separada.</text:p>
      <text:p text:style-name="Textbody"/>
      <text:h text:style-name="P15" text:outline-level="2">Fuente de Alimentación</text:h>
      <text:p text:style-name="Textbody">La fuente de alimentación suministra energía a todos los componentes del ordenador. Convierte la electricidad de la toma de corriente en voltajes utilizables.</text:p>
      <text:h text:style-name="P16" text:outline-level="2">Periféricos</text:h>
      <text:p text:style-name="Textbody">Los periféricos<text:s/>pueden ser internos o externos, como un teclado ratón, altavoces, videocámara, impresora, etc..</text:p>
      <text:p text:style-name="P17">Arranque y funcionamiento<text:s/>del Sistema</text:p>
      <text:p text:style-name="Textbody">El funcionamiento de un ordenador comienza al encender el pc, que envía una señal a la fuente de alimentación. La fuente de alimentación da energía a la placa base, la CPU y otros componentes.</text:p>
      <text:p text:style-name="Textbody">La placa base activa la CPU <text:s/>y la RAM que inician los procesos de arranque y la BIOS, que se encarga de la configuración inicial.</text:p>
      <text:p text:style-name="Textbody">La CPU manda información al disco duro o SSD, el sistema operativo se carga en la memora RAM y comienza a gestionar los recursos del<text:s/><text:span text:style-name="T18">sistema</text:span>.</text:p>
      <text:soft-page-break/>
      <text:p text:style-name="Textbody">La tarjeta gráfica<text:s/>muestra la interfaz gráfica en el monitor, permitiendo al usuario interactuar con el sistema.</text:p>
      <text:p text:style-name="Textbody">Los periféricos, como el teclado y el ratón, se activan y permiten la entrada del usuario, y ya esta listo para utilizarl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es" style:country-asian="ES" style:language-complex="ar" style:country-complex="SA" fo:hyphenate="true"/>
    </style: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style:language-complex="ar" style:country-complex="SA" fo:hyphenate="true"/>
    </style:style>
    <style:style style:name="Título3" style:display-name="Título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 style:language-complex="ar" style:country-complex="SA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style:language-complex="ar" style:country-complex="SA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ume</dc:creator>
    <meta:creation-date>2023-11-06T18:56:00Z</meta:creation-date>
    <dc:date>2023-11-07T20:11:00Z</dc:date>
    <meta:template xlink:href="Normal" xlink:type="simple"/>
    <meta:editing-cycles>5</meta:editing-cycles>
    <meta:editing-duration>PT1320S</meta:editing-duration>
    <meta:document-statistic meta:page-count="3" meta:paragraph-count="5" meta:word-count="445" meta:character-count="2891" meta:row-count="20" meta:non-whitespace-character-count="2451"/>
  </office:meta>
</office:document-meta>
</file>